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Default_7e_LT_7e_Notizen">
      <style:paragraph-properties fo:margin-left="0.2362in" fo:margin-right="0in" fo:text-align="justify" style:justify-single-word="false" fo:text-indent="-0.2362in" style:auto-text-indent="false"/>
      <style:text-properties style:font-name="Arial" fo:font-size="14pt" style:font-size-asian="14pt" style:font-size-complex="14pt"/>
    </style:style>
    <style:style style:name="P2"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officeooo:paragraph-rsid="0010b795" style:font-size-asian="14pt" style:font-size-complex="14pt"/>
    </style:style>
    <style:style style:name="P3"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officeooo:paragraph-rsid="0010b795" style:font-size-asian="14pt" style:font-size-complex="14pt"/>
    </style:style>
    <style:style style:name="P4" style:family="paragraph" style:parent-style-name="Default_7e_LT_7e_Notizen">
      <style:paragraph-properties fo:margin-left="0.2362in" fo:margin-right="0in" fo:text-align="justify" style:justify-single-word="false" fo:text-indent="-0.2362in" style:auto-text-indent="false"/>
      <style:text-properties style:font-name="Arial" fo:font-size="14pt" officeooo:paragraph-rsid="0010b795" style:font-size-asian="14pt" style:font-size-complex="14pt"/>
    </style:style>
    <style:style style:name="P5" style:family="paragraph" style:parent-style-name="Default_7e_LT_7e_Notizen" style:list-style-name="L1">
      <loext:graphic-properties draw:fill="none"/>
      <style:paragraph-properties fo:text-align="justify" style:justify-single-word="false" fo:background-color="transparent"/>
      <style:text-properties officeooo:paragraph-rsid="0010b795"/>
    </style:style>
    <style:style style:name="P6" style:family="paragraph" style:parent-style-name="Default_7e_LT_7e_Notizen" style:list-style-name="L1">
      <loext:graphic-properties draw:fill="none"/>
      <style:paragraph-properties fo:text-align="justify" style:justify-single-word="false" fo:background-color="transparent"/>
    </style:style>
    <style:style style:name="P7" style:family="paragraph" style:parent-style-name="Default_7e_LT_7e_Notizen" style:list-style-name="L1">
      <loext:graphic-properties draw:fill="none"/>
      <style:paragraph-properties fo:text-align="justify" style:justify-single-word="false" fo:background-color="transparent"/>
      <style:text-properties officeooo:rsid="0010b795" officeooo:paragraph-rsid="0010b795"/>
    </style:style>
    <style:style style:name="P8" style:family="paragraph" style:parent-style-name="Default_7e_LT_7e_Notizen" style:list-style-name="L1">
      <loext:graphic-properties draw:fill="none"/>
      <style:paragraph-properties fo:margin-left="0in" fo:margin-right="0in" fo:text-align="justify" style:justify-single-word="false" fo:text-indent="0in" style:auto-text-indent="false" fo:background-color="transparent"/>
      <style:text-properties officeooo:rsid="0010b795" officeooo:paragraph-rsid="0010b795"/>
    </style:style>
    <style:style style:name="P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0b795" officeooo:paragraph-rsid="0010b795"/>
    </style:style>
    <style:style style:name="P1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0b795" officeooo:paragraph-rsid="0010b795" style:font-weight-asian="bold" style:font-weight-complex="bold"/>
    </style:style>
    <style:style style:name="P1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129ec" officeooo:paragraph-rsid="001129ec" style:font-weight-asian="bold" style:font-weight-complex="bold"/>
    </style:style>
    <style:style style:name="P1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2122b" officeooo:paragraph-rsid="0012122b" style:font-weight-asian="bold" style:font-weight-complex="bold"/>
    </style:style>
    <style:style style:name="P1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normal" officeooo:rsid="0010b795" officeooo:paragraph-rsid="0010b795" style:font-weight-asian="normal" style:font-weight-complex="normal"/>
    </style:style>
    <style:style style:name="P1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normal" officeooo:rsid="001129ec" officeooo:paragraph-rsid="001129ec" style:font-weight-asian="normal" style:font-weight-complex="normal"/>
    </style:style>
    <style:style style:name="P1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129ec" officeooo:paragraph-rsid="001129ec"/>
    </style:style>
    <style:style style:name="P1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2122b" officeooo:paragraph-rsid="0012122b"/>
    </style:style>
    <style:style style:name="P17" style:family="paragraph" style:parent-style-name="Standard">
      <style:paragraph-properties fo:text-align="justify" style:justify-single-word="false"/>
      <style:text-properties style:font-name="Arial" fo:font-size="14pt" style:font-size-asian="14pt" style:font-size-complex="14pt"/>
    </style:style>
    <style:style style:name="T1" style:family="text">
      <style:text-properties fo:font-weight="bold" style:font-weight-asian="bold"/>
    </style:style>
    <style:style style:name="T2" style:family="text">
      <style:text-properties style:font-name="Arial" fo:font-size="14pt" style:font-size-asian="14pt" style:font-size-complex="14pt"/>
    </style:style>
    <style:style style:name="T3" style:family="text">
      <style:text-properties style:font-name="Arial" fo:font-size="14pt" officeooo:rsid="0010b795" style:font-size-asian="14pt" style:font-size-complex="14pt"/>
    </style:style>
    <style:style style:name="T4"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4pt" style:font-style-asian="normal" style:font-weight-asian="normal" style:font-name-complex="Liberation Sans2" style:font-size-complex="14pt" style:text-emphasize="none"/>
    </style:style>
    <style:style style:name="T5"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4pt" style:font-style-asian="normal" style:font-weight-asian="normal" style:font-name-complex="Liberation Sans2" style:font-size-complex="14pt" style:font-weight-complex="normal" style:text-emphasize="none"/>
    </style:style>
    <style:style style:name="T6" style:family="text">
      <style:text-properties style:use-window-font-color="true" loext:opacity="0%" style:text-outline="false" style:text-line-through-style="none" style:text-line-through-type="none" style:font-name="Arial" fo:font-size="14pt" fo:font-style="normal" fo:text-shadow="none" style:text-underline-style="none" style:letter-kerning="true" style:font-name-asian="DejaVu Sans" style:font-size-asian="14pt" style:font-style-asian="normal" style:font-name-complex="Liberation Sans2" style:font-size-complex="14pt" style:text-emphasize="none"/>
    </style:style>
    <style:style style:name="T7" style:family="text">
      <style:text-properties style:use-window-font-color="true" loext:opacity="0%" style:text-outline="false" style:text-line-through-style="none" style:text-line-through-type="none" style:font-name="Arial" fo:font-size="14pt" fo:font-style="normal" fo:text-shadow="none" style:text-underline-style="none" officeooo:rsid="001129ec" style:letter-kerning="true" style:font-name-asian="DejaVu Sans" style:font-size-asian="14pt" style:font-style-asian="normal" style:font-name-complex="Liberation Sans2" style:font-size-complex="14pt" style:text-emphasize="none"/>
    </style:style>
    <style:style style:name="T8" style:family="text">
      <style:text-properties style:use-window-font-color="true" loext:opacity="0%" style:text-outline="false" style:text-line-through-style="none" style:text-line-through-type="none" style:font-name="Arial" fo:font-size="14pt" fo:font-style="normal" fo:text-shadow="none" style:text-underline-style="none" officeooo:rsid="0012122b" style:letter-kerning="true" style:font-name-asian="DejaVu Sans" style:font-size-asian="14pt" style:font-style-asian="normal" style:font-name-complex="Liberation Sans2" style:font-size-complex="14pt" style:text-emphasize="none"/>
    </style:style>
    <style:style style:name="T9" style:family="text">
      <style:text-properties style:use-window-font-color="true" loext:opacity="0%" style:text-outline="false" style:text-line-through-style="none" style:text-line-through-type="none" style:font-name="Arial" fo:font-size="14pt" fo:font-style="normal" fo:text-shadow="none" style:text-underline-style="none" fo:font-weight="bold" style:letter-kerning="true" style:font-name-asian="DejaVu Sans" style:font-size-asian="14pt" style:font-style-asian="normal" style:font-weight-asian="bold" style:font-name-complex="Liberation Sans2" style:font-size-complex="14pt" style:text-emphasize="none"/>
    </style:style>
    <style:style style:name="T10" style:family="text">
      <style:text-properties style:use-window-font-color="true" loext:opacity="0%" style:text-outline="false" style:text-line-through-style="none" style:text-line-through-type="none" style:font-name="Arial" fo:font-size="14pt" fo:font-style="normal" fo:text-shadow="none" style:text-underline-style="none" fo:font-weight="bold" style:letter-kerning="true" style:font-name-asian="DejaVu Sans" style:font-size-asian="14pt" style:font-style-asian="normal" style:font-weight-asian="bold" style:font-name-complex="Liberation Sans2" style:font-size-complex="14pt" style:font-weight-complex="bold" style:text-emphasiz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55in" fo:text-indent="-0.25in" fo:margin-left="2.805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dulo 1 – Clase 1</text:span></text:p>
      <text:p text:style-name="P1"><text:span text:style-name="T1">Frame 1</text:span></text:p>
      <text:p text:style-name="P1"><text:span text:style-name="T1">Objetivo</text:span>: Presentación del Lenguaje de Programación Python </text:p>
      <text:p text:style-name="P4"><text:span text:style-name="T1">Speach:</text:span></text:p>
      <text:p text:style-name="P2">Python es un lenguaje de programación de alto nivel creado por Guido Van Rossum en 1989, como un hobib que lo mantenía entretenido durante las vacaciones de navidad.</text:p>
      <text:p text:style-name="P2">Las cualidades más importantes a resaltar de este lenguage de programación:</text:p>
      <text:list xml:id="list1275226125" text:style-name="L1">
        <text:list-item>
          <text:p text:style-name="P5"><text:span text:style-name="T3">E</text:span><text:span text:style-name="T2">s que </text:span><text:span text:style-name="T3">es </text:span><text:span text:style-name="T2">multiparadigma aunque está fuertemente optimizado para trabajar en programación orientada a objetos. <text:s/></text:span></text:p>
        </text:list-item>
        <text:list-item>
          <text:p text:style-name="P6"><text:span text:style-name="T2">Es de tipeo dinámico, es decir, que no tiene problemas con que cambiemos los tipos de datos almacenados en las variables.</text:span></text:p>
        </text:list-item>
        <text:list-item>
          <text:p text:style-name="P6"><text:span text:style-name="T2">Es un lenguaje interpretado, es decir, que no hay necesidad de producir un archivo binario para su ejecución como otros lenguajes de programación como C o C++.</text:span></text:p>
        </text:list-item>
        <text:list-item>
          <text:p text:style-name="P7"><text:span text:style-name="T2">Es un lenguaje de programaci</text:span><text:span text:style-name="T4">ón creado con la filosofía de que sea de fácil uso, intuitivo, códifo abierto y ayude al desarrollo eficiente de los proyectos en que se use.</text:span></text:p>
          <text:p text:style-name="P8"><text:span text:style-name="T4">Una gran debilidad de Python es que es un lenguaje de programación muy poco eficiente en el uso de recursos a comparación de otro lenguajes de programación de alto nivel como C o C++.</text:span></text:p>
        </text:list-item>
      </text:list>
      <text:p text:style-name="P9"><text:span text:style-name="T4"/></text:p>
      <text:p text:style-name="P10"><text:span text:style-name="T6">Frame 2</text:span></text:p>
      <text:p text:style-name="P9"><text:span text:style-name="T9">Objetivo</text:span><text:span text:style-name="T4">: Mostrar las dos formas más comunes de programación (Secuencial/POO).</text:span></text:p>
      <text:p text:style-name="P10"><text:span text:style-name="T6">Speach:</text:span></text:p>
      <text:p text:style-name="P13"><text:span text:style-name="T6">La programación secuencial es la más común, en este tipo de programación las instrucciones en código son escritas una trans otra en forma secuencial, es decir, se puede distinguir fácilmente donde es el inicio y fin del código </text:span><text:span text:style-name="T7">o de las mismas instrucciones</text:span><text:span text:style-name="T6">.</text:span></text:p>
      <text:p text:style-name="P13"><text:span text:style-name="T6"/></text:p>
      <text:p text:style-name="P15"><text:span text:style-name="T4">En la programación orientada a objectos en cambio, se busca crear modelos abstractos que simulan lo que se necesita programar como un subjecto, por lo cual estos modelos se caracterizan por tener propiedades y métodos, donde las propiedades se podrían pensar como las cualidades de una persona, mientras los métodos son las acciones que ésta puede realizar.</text:span></text:p>
      <text:p text:style-name="P15"><text:span text:style-name="T4"/></text:p>
      <text:p text:style-name="P11"><text:span text:style-name="T6">Frame 3</text:span></text:p>
      <text:p text:style-name="P11"><text:span text:style-name="T6">Objetivo: </text:span><text:span text:style-name="T5">Explicar que es un lenguaje interpretado</text:span></text:p>
      <text:p text:style-name="P11"><text:span text:style-name="T6">Speach:</text:span></text:p>
      <text:p text:style-name="P14"><text:span text:style-name="T6">Python es un lenguaje de programación de alto nivel, con la característica que es interpretado. </text:span></text:p>
      <text:p text:style-name="P14"><text:span text:style-name="T6"/></text:p>
      <text:p text:style-name="P14"><text:soft-page-break/><text:span text:style-name="T6">Cuando un lenguaje es interpretado, esto significa </text:span><text:span text:style-name="T8">que las instrucciones, es decir, que cada una de las líneas escritas con este lenguaje se interpretan directamente, sin la necesidad de realizar una compilación del programa, para traducirlo a lenguaje máquina.</text:span></text:p>
      <text:p text:style-name="P9"><text:span text:style-name="T4"/></text:p>
      <text:p text:style-name="P16"><text:span text:style-name="T4">Debido a que Python es un lenguaje interpretado, no es una buena idea usarlo para desarrollar códigos que no son de uso libre, además por la filosofia de su desarrollador como se menciono con anterioridad. </text:span></text:p>
      <text:p text:style-name="P16"><text:span text:style-name="T4"/></text:p>
      <text:p text:style-name="P16"><text:span text:style-name="T10">Frame 4</text:span><text:span text:style-name="T4"> </text:span></text:p>
      <text:p text:style-name="P12"><text:span text:style-name="T6">Objetivo: </text:span><text:span text:style-name="T5">Mostrar el fácil uso de Python</text:span></text:p>
      <text:p text:style-name="P12"><text:span text:style-name="T6">Speach: </text:span></text:p>
      <text:p text:style-name="P9"><text:span text:style-name="T4"/></text:p>
      <text:p text:style-name="P9"><text:span text:style-name="T4"/></text:p>
      <text:p text:style-name="P9"><text:span text:style-name="T4"/></text:p>
      <text:p text:style-name="P16"><text:span text:style-name="T10">Frame 5</text:span></text:p>
      <text:p text:style-name="P16"><text:span text:style-name="T10">Objectivo:</text:span><text:span text:style-name="T5"> Mostrar un gráfico en que se pueda ver lo poco eficiente que Python.</text:span></text:p>
      <text:p text:style-name="P16"><text:span text:style-name="T5">En esta gráfica se puede observar que Python es un lenguaje de programación muy ineficiente en comparación de otros de alto nivel, como son C, C++, entre otros.</text:span></text:p>
      <text:p text:style-name="P16"><text:span text:style-name="T5"><text:tab/>…. gráfica …….</text:span></text:p>
      <text:p text:style-name="P16"><text:span text:style-name="T5"><text:s/></text:span></text:p>
      <text:p text:style-name="P9"><text:span text:style-name="T4">Sin embargo, el cubre estas desventajas con lo anterior y además, cuenta con una serie de bibliotecas crear un puente entre Python y lenguajes más eficientes, para que las tareas más demandantes sean realizadas en estas.</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4:40:05.219789459</meta:creation-date>
    <dc:date>2024-03-01T15:13:01.495935021</dc:date>
    <meta:editing-duration>PT7M5S</meta:editing-duration>
    <meta:editing-cycles>1</meta:editing-cycles>
    <meta:document-statistic meta:table-count="0" meta:image-count="0" meta:object-count="0" meta:page-count="2" meta:paragraph-count="31" meta:word-count="490" meta:character-count="2951" meta:non-whitespace-character-count="2486"/>
    <meta:generator>LibreOffice/7.3.7.2$Linux_X86_64 LibreOffice_project/30$Build-2</meta:generator>
  </office:meta>
</office:document-meta>
</file>